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0537" officeooo:paragraph-rsid="00170537"/>
    </style:style>
    <style:style style:name="P2" style:family="paragraph" style:parent-style-name="Standard">
      <style:text-properties officeooo:rsid="001874f5" officeooo:paragraph-rsid="00170537"/>
    </style:style>
    <style:style style:name="P3" style:family="paragraph" style:parent-style-name="Standard">
      <style:text-properties officeooo:rsid="001874f5" officeooo:paragraph-rsid="001874f5"/>
    </style:style>
    <style:style style:name="Sect1" style:family="section">
      <style:section-properties text:dont-balance-text-columns="false" fo:margin-left="1cm" fo:margin-right="0cm" style:editable="false">
        <style:columns fo:column-count="1" fo:column-gap="0cm"/>
      </style:section-properties>
    </style:style>
    <style:style style:name="Sect2" style:family="section">
      <style:section-properties fo:margin-left="2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WebSite Builder</text:p>
      <text:p text:style-name="P1">sdjhdsj fjf hfjkh sdkjfhd fjksdhfjk</text:p>
      <text:p text:style-name="P1">sdj kfjsdhfjksdhfjksdkfj sdfjksdhfkjshfsdjkfh sdjkfh sjkfh jkhsdjk</text:p>
      <text:p text:style-name="P1">fjfjhfsdjkdh kfjshjk</text:p>
      <text:section text:style-name="Sect1" text:name="Section1">
        <text:h text:style-name="Heading_20_2" text:outline-level="2">Section 1</text:h>
        <text:p text:style-name="P2">Sdf dfj shkjdfh ksdjfs</text:p>
        <text:p text:style-name="P3">dsf sdf d fsdfsd sdf s</text:p>
        <text:p text:style-name="P3">df sdfsdf s</text:p>
      </text:section>
      <text:section text:style-name="Sect2" text:name="Section2">
        <text:p text:style-name="P3">Section 2</text:p>
      </text:section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6T17:51:01.176474384</meta:creation-date>
    <meta:editing-duration>P0D</meta:editing-duration>
    <meta:editing-cycles>1</meta:editing-cycles>
    <meta:generator>LibreOffice/24.8.3.2$Linux_X86_64 LibreOffice_project/e14c9fdd1f585efcbb2c5363087a99d20928d522</meta:generator>
    <dc:description>Commentaires DEV</dc:description>
    <meta:keyword>dev</meta:keyword>
    <dc:subject>Sujet DEV</dc:subject>
    <dc:title>Titre DEV</dc:title>
    <meta:document-statistic meta:table-count="0" meta:image-count="0" meta:object-count="0" meta:page-count="1" meta:paragraph-count="9" meta:word-count="32" meta:character-count="209" meta:non-whitespace-character-count="186"/>
    <meta:user-defined meta:name="Date d'enregistrement" meta:value-type="date">2024-11-10</meta:user-defined>
    <meta:user-defined meta:name="Projet">All-In-One</meta:user-defined>
  </office:meta>
</office:document-meta>
</file>